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e13d1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e13d1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e13d1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e13d1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e13d1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e13d1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e13d1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e13d1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e13d1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e13d1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e13d1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e13d1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e13d1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e13d1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e13d1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e13d1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e13d1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Eliza De Los Àngeles Caraballo Godoy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7/7/2016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615871926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2D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Snider Josè Caraballo Maestre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5029381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15.647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9" meta:character-count="1178" meta:non-whitespace-character-count="1008"/>
    <meta:template xlink:type="simple" xlink:actuate="onRequest" xlink:title="Normal" xlink:href=""/>
  </office:meta>
</office:document-meta>
</file>